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01cm" svg:y="8.837cm" presentation:class="title" presentation:user-transformed="true">
          <draw:text-box>
            <text:p>게임 베이스 시스템 디자인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목차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1. 게임 시스템 구조도</text:p>
                <text:p>2. 내정 시스템</text:p>
                <text:p>3. 전쟁 시스템</text:p>
                <text:p/>
                <text:list>
                  <text:list-header>
                    <text:p><text:s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1. 게임 시스템 구조도</text:p>
          </draw:text-box>
        </draw:frame>
        <draw:custom-shape draw:style-name="gr2" draw:text-style-name="P1" xml:id="id1" draw:id="id1" draw:layer="layout" svg:width="3.574cm" svg:height="1.966cm" svg:x="12.274cm" svg:y="4.343cm">
          <text:p text:style-name="P1">게임 시스템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038cm" svg:height="1.966cm" svg:x="8.163cm" svg:y="7.9cm">
          <text:p text:style-name="P1">내정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039cm" svg:height="1.966cm" svg:x="21.091cm" svg:y="7.94cm">
          <text:p text:style-name="P1">전쟁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061cm" svg:y1="6.309cm" svg:x2="9.682cm" svg:y2="7.9cm" draw:start-shape="id1" draw:start-glue-point="2" draw:end-shape="id2" svg:d="M14061 6309v796h-4379v795" svg:viewBox="0 0 4380 1592">
          <text:p/>
        </draw:connector>
        <draw:connector draw:style-name="gr3" draw:text-style-name="P1" draw:layer="layout" svg:x1="14.061cm" svg:y1="6.309cm" svg:x2="22.61cm" svg:y2="7.94cm" draw:start-shape="id1" draw:start-glue-point="2" draw:end-shape="id3" draw:end-glue-point="0" svg:d="M14061 6309v816h8549v815" svg:viewBox="0 0 8550 1632">
          <text:p/>
        </draw:connector>
        <draw:custom-shape draw:style-name="gr2" draw:text-style-name="P1" xml:id="id4" draw:id="id4" draw:layer="layout" svg:width="3.039cm" svg:height="1.966cm" svg:x="0.867cm" svg:y="10.988cm">
          <text:p text:style-name="P1">외교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039cm" svg:height="1.966cm" svg:x="4.463cm" svg:y="10.988cm">
          <text:p text:style-name="P1">건설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038cm" svg:height="1.966cm" svg:x="8.138cm" svg:y="10.988cm">
          <text:p text:style-name="P1">임명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682cm" svg:y1="9.866cm" svg:x2="2.386cm" svg:y2="10.988cm" draw:start-shape="id2" draw:start-glue-point="2" draw:end-shape="id4" draw:end-glue-point="0" svg:d="M9682 9866v561h-7296v561" svg:viewBox="0 0 7297 1123">
          <text:p/>
        </draw:connector>
        <draw:connector draw:style-name="gr3" draw:text-style-name="P1" draw:layer="layout" svg:x1="9.682cm" svg:y1="9.866cm" svg:x2="5.982cm" svg:y2="10.988cm" draw:start-shape="id2" draw:start-glue-point="2" draw:end-shape="id5" svg:d="M9682 9866v561h-3700v561" svg:viewBox="0 0 3701 1123">
          <text:p/>
        </draw:connector>
        <draw:connector draw:style-name="gr3" draw:text-style-name="P1" draw:layer="layout" svg:x1="9.682cm" svg:y1="9.866cm" svg:x2="9.657cm" svg:y2="10.988cm" draw:start-shape="id2" draw:start-glue-point="2" draw:end-shape="id6" draw:end-glue-point="0" svg:d="M9682 9866v561h-25v561" svg:viewBox="0 0 26 1123">
          <text:p/>
        </draw:connector>
        <draw:custom-shape draw:style-name="gr2" draw:text-style-name="P1" xml:id="id7" draw:id="id7" draw:layer="layout" svg:width="3.038cm" svg:height="1.966cm" svg:x="11.73cm" svg:y="11.022cm">
          <text:p text:style-name="P1">자원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682cm" svg:y1="9.866cm" svg:x2="13.249cm" svg:y2="11.022cm" draw:start-shape="id2" draw:start-glue-point="2" draw:end-shape="id7" svg:d="M9682 9866v578h3567v578" svg:viewBox="0 0 3568 1157">
          <text:p/>
        </draw:connector>
        <draw:custom-shape draw:style-name="gr2" draw:text-style-name="P1" xml:id="id8" draw:id="id8" draw:layer="layout" svg:width="3.039cm" svg:height="1.966cm" svg:x="16.519cm" svg:y="10.988cm">
          <text:p text:style-name="P1">침략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3.039cm" svg:height="1.966cm" svg:x="21.082cm" svg:y="10.922cm">
          <text:p text:style-name="P1">소환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2.61cm" svg:y1="9.906cm" svg:x2="18.038cm" svg:y2="10.988cm" draw:start-shape="id3" draw:start-glue-point="2" draw:end-shape="id8" draw:end-glue-point="0" svg:d="M22610 9906v541h-4572v541" svg:viewBox="0 0 4573 1083">
          <text:p/>
        </draw:connector>
        <draw:connector draw:style-name="gr3" draw:text-style-name="P1" draw:layer="layout" svg:x1="22.61cm" svg:y1="9.906cm" svg:x2="22.601cm" svg:y2="10.922cm" draw:start-shape="id3" draw:start-glue-point="2" draw:end-shape="id9" draw:end-glue-point="0" svg:d="M22610 9906v508h-9v508" svg:viewBox="0 0 10 1017">
          <text:p/>
        </draw:connector>
        <draw:custom-shape draw:style-name="gr2" draw:text-style-name="P1" xml:id="id10" draw:id="id10" draw:layer="layout" svg:width="3.039cm" svg:height="1.966cm" svg:x="9.425cm" svg:y="14.036cm">
          <text:p text:style-name="P1">수성전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3.039cm" svg:height="1.966cm" svg:x="12.972cm" svg:y="14.036cm">
          <text:p text:style-name="P1">공성전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038cm" svg:y1="12.954cm" svg:x2="10.944cm" svg:y2="14.036cm" draw:start-shape="id8" draw:end-shape="id10" draw:end-glue-point="0" svg:d="M18038 12954v541h-7094v541" svg:viewBox="0 0 7095 1083">
          <text:p/>
        </draw:connector>
        <draw:connector draw:style-name="gr3" draw:text-style-name="P1" draw:layer="layout" svg:x1="18.038cm" svg:y1="12.954cm" svg:x2="14.491cm" svg:y2="14.036cm" draw:start-shape="id8" draw:start-glue-point="2" draw:end-shape="id11" draw:end-glue-point="0" svg:d="M18038 12954v541h-3547v541" svg:viewBox="0 0 3548 1083">
          <text:p/>
        </draw:connector>
        <draw:custom-shape draw:style-name="gr2" draw:text-style-name="P1" xml:id="id12" draw:id="id12" draw:layer="layout" svg:width="3.039cm" svg:height="1.966cm" svg:x="16.496cm" svg:y="14.024cm">
          <text:p text:style-name="P1">야전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038cm" svg:y1="12.954cm" svg:x2="18.015cm" svg:y2="14.024cm" draw:start-shape="id8" draw:end-shape="id12" draw:end-glue-point="0" svg:d="M18038 12954v535h-23v535" svg:viewBox="0 0 24 1071">
          <text:p/>
        </draw:connector>
        <draw:custom-shape draw:style-name="gr2" draw:text-style-name="P1" xml:id="id14" draw:id="id14" draw:layer="layout" svg:width="3.039cm" svg:height="1.966cm" svg:x="21.091cm" svg:y="14.036cm">
          <text:p text:style-name="P1">쟁탈전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3.039cm" svg:height="1.966cm" svg:x="24.638cm" svg:y="13.97cm">
          <text:p text:style-name="P1">협력전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2.601cm" svg:y1="12.888cm" svg:x2="26.157cm" svg:y2="13.97cm" draw:start-shape="id9" draw:start-glue-point="2" draw:end-shape="id13" svg:d="M22601 12888v541h3556v541" svg:viewBox="0 0 3557 1083">
          <text:p/>
        </draw:connector>
        <draw:connector draw:style-name="gr3" draw:text-style-name="P1" draw:layer="layout" svg:x1="22.601cm" svg:y1="12.888cm" svg:x2="22.61cm" svg:y2="14.036cm" draw:start-shape="id9" draw:start-glue-point="2" draw:end-shape="id14" draw:end-glue-point="0" svg:d="M22601 12888v574h9v574" svg:viewBox="0 0 10 1149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내정 시스템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ㄱ. 외교 </text:p>
                <text:p>ㄴ. 건설</text:p>
                <text:p>ㄷ. 임명</text:p>
                <text:p>ㄹ. 자원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 전쟁 시스템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ㄱ . 침략 전쟁 (PVP)</text:p>
                <text:list>
                  <text:list-header>
                    <text:p>a . 공성전</text:p>
                    <text:p>b . <text:s/>야전 </text:p>
                  </text:list-header>
                </text:list>
                <text:p>ㄴ . 소환 전쟁 (PVE)</text:p>
                <text:list>
                  <text:list-header>
                    <text:p>a . <text:s/>약탈전 <text:s/>( 경쟁 플레이)</text:p>
                    <text:p>b . <text:s/>협력전 <text:s/>( 협력 플레이)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2T19:55:01.722404031</meta:creation-date>
    <dc:date>2014-10-12T20:15:51.969593354</dc:date>
    <meta:editing-duration>PT15M1S</meta:editing-duration>
    <meta:editing-cycles>6</meta:editing-cycles>
    <meta:generator>LibreOffice/4.2.6.3$Linux_X86_64 LibreOffice_project/420m0$Build-3</meta:generator>
    <meta:document-statistic meta:object-count="66"/>
  </office:meta>
</office:document-meta>
</file>